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aufgabe" style:list-style-name="List_20_3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1777f" style:font-style-asian="normal" style:font-style-complex="normal"/>
    </style:style>
    <style:style style:name="T3" style:family="text">
      <style:text-properties fo:font-style="normal" officeooo:rsid="00123775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"><text:a xlink:type="simple" xlink:href="#__RefHeading__5754_1825268450" text:style-name="Internet_20_link" text:visited-style-name="Internet_20_link">1. </text:a>Übung: Klassen, Objekte, Vererbung<text:tab/>1</text:p>
          <text:p text:style-name="P2"><text:a xlink:type="simple" xlink:href="#__RefHeading__5756_1825268450" text:style-name="Internet_20_link" text:visited-style-name="Internet_20_link">1.1. </text:a>Klassen, Objekte<text:tab/>1</text:p>
          <text:p text:style-name="P3"><text:a xlink:type="simple" xlink:href="#__RefHeading__5758_1825268450" text:style-name="Internet_20_link" text:visited-style-name="Internet_20_link">1.1.1. </text:a>Projekt: oop1-Schule – Die Klasse Schueler<text:tab/>1</text:p>
          <text:p text:style-name="P3"><text:a xlink:type="simple" xlink:href="#__RefHeading__5760_1825268450" text:style-name="Internet_20_link" text:visited-style-name="Internet_20_link">1.1.2. </text:a>Projekt: oop1-Schule – Die Klasse Jahrgang<text:tab/>1</text:p>
          <text:p text:style-name="P3"><text:a xlink:type="simple" xlink:href="#__RefHeading__5762_1825268450" text:style-name="Internet_20_link" text:visited-style-name="Internet_20_link">1.1.3. </text:a>Projekt: oop1-AdventureGame – Die Klasse Gegenstand<text:tab/>2</text:p>
          <text:p text:style-name="P3"><text:a xlink:type="simple" xlink:href="#__RefHeading__5764_1825268450" text:style-name="Internet_20_link" text:visited-style-name="Internet_20_link">1.1.4. </text:a>Projekt: oop1-AdventureGame – Die Klasse Inventar<text:tab/>2</text:p>
          <text:p text:style-name="P2"><text:a xlink:type="simple" xlink:href="#__RefHeading__5774_1825268450" text:style-name="Internet_20_link" text:visited-style-name="Internet_20_link">1.2. </text:a>Vererbung<text:tab/>2</text:p>
          <text:p text:style-name="P3"><text:a xlink:type="simple" xlink:href="#__RefHeading__5776_1825268450" text:style-name="Internet_20_link" text:visited-style-name="Internet_20_link">1.2.1. </text:a>Projekt: oop1-Schule – Die Klassen CPerson, CSchueler,CLehrer<text:tab/>2</text:p>
          <text:p text:style-name="P2"><text:a xlink:type="simple" xlink:href="#__RefHeading__5778_1825268450" text:style-name="Internet_20_link" text:visited-style-name="Internet_20_link">1.3. </text:a>Vererbung und virtuelle Funktionen-Vehikel<text:tab/>3</text:p>
          <text:p text:style-name="P3"><text:a xlink:type="simple" xlink:href="#__RefHeading__5780_1825268450" text:style-name="Internet_20_link" text:visited-style-name="Internet_20_link">1.3.1. </text:a>Projekt: oop1-VererbungVirtual: Makefile<text:tab/>4</text:p>
          <text:p text:style-name="P3"><text:a xlink:type="simple" xlink:href="#__RefHeading__5782_1825268450" text:style-name="Internet_20_link" text:visited-style-name="Internet_20_link">1.3.2. </text:a>Projekt: oop1-VererbungVirtual: Objekt erzeugen<text:tab/>4</text:p>
          <text:p text:style-name="P3"><text:a xlink:type="simple" xlink:href="#__RefHeading__5784_1825268450" text:style-name="Internet_20_link" text:visited-style-name="Internet_20_link">1.3.3. </text:a>Projekt: oop1-VererbungVirtual: Klasse erweitern<text:tab/>4</text:p>
          <text:p text:style-name="P3"><text:a xlink:type="simple" xlink:href="#__RefHeading__5786_1825268450" text:style-name="Internet_20_link" text:visited-style-name="Internet_20_link">1.3.4. </text:a>Projekt: oop1-VererbungVirtual: Fehler finden in vererb3.cpp<text:tab/>5</text:p>
          <text:p text:style-name="P3"><text:a xlink:type="simple" xlink:href="#__RefHeading__5788_1825268450" text:style-name="Internet_20_link" text:visited-style-name="Internet_20_link">1.3.5. </text:a>Projekt: oop1-VererbungVirtual: Konstruktoren in vererb4.cpp<text:tab/>5</text:p>
          <text:p text:style-name="P3"><text:a xlink:type="simple" xlink:href="#__RefHeading__5790_1825268450" text:style-name="Internet_20_link" text:visited-style-name="Internet_20_link">1.3.6. </text:a>Projekt: oop1-VererbungVirtual: virtl6.cpp<text:tab/>5</text:p>
          <text:p text:style-name="P3"><text:a xlink:type="simple" xlink:href="#__RefHeading__5792_1825268450" text:style-name="Internet_20_link" text:visited-style-name="Internet_20_link">1.3.7. </text:a>Projekt: oop1-VererbungVirtual: virtl6.cpp erweitern<text:tab/>6</text:p>
          <text:p text:style-name="P3"><text:a xlink:type="simple" xlink:href="#__RefHeading__5794_1825268450" text:style-name="Internet_20_link" text:visited-style-name="Internet_20_link">1.3.8. </text:a>Projekt: oop1-VererbungVirtual: vererbung_virtuelle_funktionen.doc<text:tab/>6</text:p>
          <text:p text:style-name="P3"><text:a xlink:type="simple" xlink:href="#__RefHeading__5796_1825268450" text:style-name="Internet_20_link" text:visited-style-name="Internet_20_link">1.3.9. </text:a>Projekt: oop1-VererbungVirtual: STL und virt. Funktionen<text:tab/>6</text:p>
          <text:p text:style-name="P2"><text:a xlink:type="simple" xlink:href="#__RefHeading__5798_1825268450" text:style-name="Internet_20_link" text:visited-style-name="Internet_20_link">1.4. </text:a>Weitere Aufgaben<text:tab/>7</text:p>
          <text:p text:style-name="P3"><text:a xlink:type="simple" xlink:href="#__RefHeading__5800_1825268450" text:style-name="Internet_20_link" text:visited-style-name="Internet_20_link">1.4.1. </text:a>+Aufgabe: Projekt: Pacman Klasse: Labyrinth<text:tab/>7</text:p>
          <text:p text:style-name="P3"><text:a xlink:type="simple" xlink:href="#__RefHeading__5802_1825268450" text:style-name="Internet_20_link" text:visited-style-name="Internet_20_link">1.4.2. </text:a>+Aufgabe: Projekt: Musik Klasse: Note<text:tab/>8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5754_1825268450"/>Übung: Klassen, Objekte, Vererbung<text:bookmark-end text:name="__RefHeading__5754_1825268450"/></text:h>
      <text:h text:style-name="Heading_20_2" text:outline-level="2"><text:bookmark-start text:name="__RefHeading__5756_1825268450"/>Klassen, Objekte<text:bookmark-end text:name="__RefHeading__5756_1825268450"/></text:h>
      <text:p text:style-name="Text_20_body"/>
      <text:h text:style-name="Heading_20_3" text:outline-level="3"><text:bookmark-start text:name="__RefHeading__5758_1825268450"/>Projekt: oop1-Schule – Die Klasse Schueler<text:bookmark-end text:name="__RefHeading__5758_1825268450"/></text:h>
      <text:p text:style-name="aufgabe">Erstellen sie analog zur Klasse Konto eine Klasse Schueler.</text:p>
      <text:p text:style-name="aufgabe">Member: name, alter</text:p>
      <text:p text:style-name="aufgabe">Methoden: (Parameter,Rückgaben selbst überlegen)</text:p>
      <text:list xml:id="list6823439638962952438" text:style-name="List_20_3">
        <text:list-item text:start-value="1">
          <text:p text:style-name="P4">Konstruktor/Destruktor</text:p>
        </text:list-item>
        <text:list-item>
          <text:p text:style-name="P4">get/set-Methoden</text:p>
        </text:list-item>
        <text:list-item>
          <text:p text:style-name="P4">toString()</text:p>
        </text:list-item>
      </text:list>
      <text:p text:style-name="aufgabe"/>
      <text:p text:style-name="aufgabe">Erstellen Sie dazu ein kleines Testprogramm.</text:p>
      <text:p text:style-name="aufgabe"/>
      <text:p text:style-name="Standard"/>
      <text:p text:style-name="Standard"/>
      <text:h text:style-name="Heading_20_3" text:outline-level="3"><text:bookmark-start text:name="__RefHeading__5760_1825268450"/>Projekt: oop1-Schule – Die Klasse Jahrgang<text:bookmark-end text:name="__RefHeading__5760_1825268450"/></text:h>
      <text:p text:style-name="aufgabe">Erstelle die Klasse Jahrgang<text:line-break/></text:p>
      <text:p text:style-name="aufgabe">Member: </text:p>
      <text:list xml:id="list205004080344321" text:continue-list="list6823439638962952438" text:style-name="List_20_3">
        <text:list-item text:start-value="1">
          <text:p text:style-name="P4">string m_name;</text:p>
        </text:list-item>
        <text:list-item>
          <text:p text:style-name="P4">vector&lt;Schueler&gt; m_schueler;</text:p>
        </text:list-item>
      </text:list>
      <text:p text:style-name="aufgabe"/>
      <text:p text:style-name="aufgabe"><text:soft-page-break/>Methoden: (Parameter,Rückgaben selbst überlegen)</text:p>
      <text:list xml:id="list205003521702853" text:continue-list="list205004080344321" text:style-name="List_20_3">
        <text:list-item text:start-value="1">
          <text:p text:style-name="P4">Konstruktor/Destruktor</text:p>
        </text:list-item>
        <text:list-item>
          <text:p text:style-name="P4">get/set-Methoden</text:p>
        </text:list-item>
        <text:list-item>
          <text:p text:style-name="P4">toString()</text:p>
        </text:list-item>
        <text:list-item>
          <text:p text:style-name="P4">addSchueler()</text:p>
        </text:list-item>
        <text:list-item>
          <text:p text:style-name="P4">delSchueler()</text:p>
        </text:list-item>
      </text:list>
      <text:p text:style-name="aufgabe"/>
      <text:p text:style-name="aufgabe">Erstellen Sie dazu ein kleines Testprogramm.</text:p>
      <text:p text:style-name="Standard"/>
      <text:p text:style-name="Standard"/>
      <text:p text:style-name="Standard"/>
      <text:h text:style-name="Heading_20_3" text:outline-level="3"><text:bookmark-start text:name="__RefHeading__5762_1825268450"/>Projekt: oop1-AdventureGame – Die Klasse Gegenstand<text:bookmark-end text:name="__RefHeading__5762_1825268450"/></text:h>
      <text:p text:style-name="aufgabe">Wir sollen für ein Adventure Game die Klasse Gegenstand entwickeln. In einer ersten Version soll der Gegenstand folg. Eigenschaften haben:</text:p>
      <text:list xml:id="list205003500749331" text:continue-list="list205003521702853" text:style-name="List_20_3">
        <text:list-item text:start-value="1">
          <text:p text:style-name="P4">string Bezeichnung,</text:p>
        </text:list-item>
        <text:list-item>
          <text:p text:style-name="P4">int Angriffswert,</text:p>
        </text:list-item>
        <text:list-item>
          <text:p text:style-name="P4">int Verteidigungswert,</text:p>
        </text:list-item>
        <text:list-item>
          <text:p text:style-name="P4">int Heilwert,</text:p>
        </text:list-item>
        <text:list-item>
          <text:p text:style-name="P4">int Gewicht.</text:p>
        </text:list-item>
      </text:list>
      <text:p text:style-name="aufgabe"/>
      <text:p text:style-name="aufgabe">Neben allgemeinen Methoden, soll ein Gegenstand auch beschädigt, repariert werden können. Erstellen Sie nun die Klasse und schreiben Sie ein kleines Testprogramm.</text:p>
      <text:p text:style-name="aufgabe"/>
      <text:p text:style-name="aufgabe">Zur Dokumentation ihrer Klasse studieren Sie das Product doxygen und wenden Sie diese Art der Dokumentation auf ihre Klasse an.</text:p>
      <text:p text:style-name="aufgabe"/>
      <text:p text:style-name="Standard"/>
      <text:h text:style-name="Heading_20_3" text:outline-level="3"><text:bookmark-start text:name="__RefHeading__5764_1825268450"/>Projekt: oop1-AdventureGame – Die Klasse Inventar<text:bookmark-end text:name="__RefHeading__5764_1825268450"/></text:h>
      <text:p text:style-name="aufgabe">Die Klasse Inventar dient zum Speichern einzelner Gegenstände. Dabei darf aber das so genannte <text:s/>MaximalGewicht (int) nicht überschritten werden. Die Klasse Inventar verwende zum Speichern der Gegenstände einen vector.</text:p>
      <text:p text:style-name="aufgabe"/>
      <text:list xml:id="list205004031822007" text:continue-list="list205003500749331" text:style-name="List_20_3">
        <text:list-item text:start-value="1">
          <text:p text:style-name="P4">Erstellen Sie die Klasse Inventar mit den üblichen Konstruktoren/Destruktoren und Methoden.</text:p>
        </text:list-item>
      </text:list>
      <text:p text:style-name="aufgabe"/>
      <text:list xml:id="list205003310487723" text:continue-list="list205004031822007" text:style-name="List_20_3">
        <text:list-item text:start-value="1">
          <text:p text:style-name="P4">Testen Sie ausgiebig, indem Sie Gegenstände hinzufügen (addGegenstand(CGegenstand gegenstand) und <text:s/>Gegenstände herausnehmen (addGegenstand(string bezeichnung)<text:line-break/></text:p>
        </text:list-item>
      </text:list>
      <text:p text:style-name="Standard"/>
      <text:p text:style-name="Standard"/>
      <text:p text:style-name="Standard"/>
      <text:p text:style-name="Standard"><text:span text:style-name="Citation"><text:span text:style-name="T1"/></text:span></text:p>
      <text:p text:style-name="Text_20_body"><text:span text:style-name="Citation"><text:span text:style-name="T1"/></text:span></text:p>
      <text:h text:style-name="Heading_20_2" text:outline-level="2"><text:bookmark-start text:name="__RefHeading__5774_1825268450"/><text:span text:style-name="Citation"><text:span text:style-name="T1">Vererbung</text:span></text:span><text:bookmark-end text:name="__RefHeading__5774_1825268450"/></text:h>
      <text:p text:style-name="Text_20_body"/>
      <text:h text:style-name="Heading_20_3" text:outline-level="3"><text:bookmark-start text:name="__RefHeading__5776_1825268450"/>Projekt: oop1-Schule – Die Klassen CPerson, CSchueler,CLehrer<text:bookmark-end text:name="__RefHeading__5776_1825268450"/></text:h>
      <text:p text:style-name="Standard"/>
      <text:p text:style-name="aufgabe">Erstellen Sie die Klassen:</text:p>
      <text:p text:style-name="aufgabe"><text:soft-page-break/>CPerson .... Oberklasse</text:p>
      <text:p text:style-name="aufgabe"/>
      <text:p text:style-name="aufgabe">//------------------------ CPERSON --------------------------------</text:p>
      <text:p text:style-name="aufgabe">class CPerson {</text:p>
      <text:p text:style-name="aufgabe"><text:tab/>private:</text:p>
      <text:p text:style-name="aufgabe"><text:tab/><text:tab/> int m_alter;<text:tab/></text:p>
      <text:p text:style-name="aufgabe"><text:tab/>protected:</text:p>
      <text:p text:style-name="aufgabe"><text:tab/><text:tab/>string m_name;</text:p>
      <text:p text:style-name="aufgabe"><text:tab/>public:</text:p>
      <text:p text:style-name="aufgabe"><text:tab/><text:tab/>// Konstruktor</text:p>
      <text:p text:style-name="aufgabe"><text:tab/><text:tab/>int getAlter() const;</text:p>
      <text:p text:style-name="aufgabe"><text:tab/><text:tab/>...</text:p>
      <text:p text:style-name="aufgabe">}</text:p>
      <text:p text:style-name="aufgabe"/>
      <text:p text:style-name="aufgabe"/>
      <text:p text:style-name="aufgabe">//------------------------ CSCHUELER --------------------------------</text:p>
      <text:p text:style-name="aufgabe">CSchueler ...Unterklasse von CPerson</text:p>
      <text:p text:style-name="aufgabe"><text:tab/>....</text:p>
      <text:p text:style-name="aufgabe"><text:tab/>private:</text:p>
      <text:p text:style-name="aufgabe"><text:tab/><text:tab/>string m_jahrgang;</text:p>
      <text:p text:style-name="aufgabe"><text:tab/>public:</text:p>
      <text:p text:style-name="aufgabe"><text:tab/><text:tab/>// Konstruktor</text:p>
      <text:p text:style-name="aufgabe"><text:tab/><text:tab/>string toString() const;</text:p>
      <text:p text:style-name="aufgabe"/>
      <text:p text:style-name="aufgabe"/>
      <text:p text:style-name="aufgabe">//------------------------ CLEHRER --------------------------------</text:p>
      <text:p text:style-name="aufgabe">CLehrer ...Unterklasse von CPerson</text:p>
      <text:p text:style-name="aufgabe">Soll über name, alter und unterrichtsfach verfügen.</text:p>
      <text:p text:style-name="aufgabe"/>
      <text:p text:style-name="aufgabe">// -------------------------------------------------------------</text:p>
      <text:p text:style-name="aufgabe">Folg. Programm soll funktionieren:</text:p>
      <text:p text:style-name="aufgabe">....</text:p>
      <text:p text:style-name="aufgabe"><text:tab/><text:tab/>CSchueler ichS("Maxi Musterschüler", 16, "3AHELI");</text:p>
      <text:p text:style-name="aufgabe"><text:tab/><text:tab/>CLehrer ichLCLehrer("Max Musterlehrer", 66);</text:p>
      <text:p text:style-name="aufgabe"><text:tab/><text:tab/></text:p>
      <text:p text:style-name="aufgabe"><text:tab/><text:tab/>cout &lt;&lt;ichS.toString();</text:p>
      <text:p text:style-name="aufgabe"><text:tab/><text:tab/></text:p>
      <text:p text:style-name="aufgabe"><text:tab/><text:tab/>ichL.addFach("AINF");</text:p>
      <text:p text:style-name="aufgabe"><text:tab/><text:tab/>ichL.addFach("IKT");</text:p>
      <text:p text:style-name="aufgabe"><text:tab/><text:tab/>ichL.addFach("TINF");</text:p>
      <text:p text:style-name="aufgabe"><text:tab/><text:tab/></text:p>
      <text:p text:style-name="aufgabe"><text:tab/><text:tab/>cout &lt;&lt; ichL.toString();</text:p>
      <text:p text:style-name="aufgabe"><text:tab/><text:tab/></text:p>
      <text:p text:style-name="aufgabe"><text:tab/><text:tab/>ichL.removeFach("AM");</text:p>
      <text:p text:style-name="aufgabe"/>
      <text:p text:style-name="aufgabe"><text:tab/><text:tab/>cout &lt;&lt; ichL.toString();</text:p>
      <text:p text:style-name="aufgabe">...</text:p>
      <text:p text:style-name="aufgabe"/>
      <text:p text:style-name="Standard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h text:style-name="Heading_20_2" text:outline-level="2"><text:bookmark-start text:name="__RefHeading__5778_1825268450"/><text:span text:style-name="Citation"><text:span text:style-name="T1">Vererbung und virtuelle Funktionen-</text:span></text:span><text:span text:style-name="Citation"><text:span text:style-name="T2">Vehikel</text:span></text:span><text:bookmark-end text:name="__RefHeading__5778_1825268450"/></text:h>
      <text:p text:style-name="Standard">In den folg. Beispielen wird u.a. folg. Vererbung verwendet:</text:p>
      <text:p text:style-name="Standard"/>
      <text:p text:style-name="Standard">VEHIKEL</text:p>
      <text:p text:style-name="Standard"><text:soft-page-break/><text:tab/>LASTER <text:s text:c="2"/></text:p>
      <text:p text:style-name="Standard"><text:tab/>AUTO <text:s text:c="2"/></text:p>
      <text:p text:style-name="Standard"><text:tab/>BOOT</text:p>
      <text:p text:style-name="Standard"><text:span text:style-name="Citation"><text:span text:style-name="T1">…</text:span></text:span></text:p>
      <text:p text:style-name="Standard"><text:span text:style-name="Citation"><text:span text:style-name="T1"/></text:span></text:p>
      <text:h text:style-name="Heading_20_3" text:outline-level="3"><text:bookmark-start text:name="__RefHeading__5780_1825268450"/><text:span text:style-name="Citation"><text:span text:style-name="T1">Projekt: oop1-VererbungVirtual: Makefile</text:span></text:span><text:bookmark-end text:name="__RefHeading__5780_1825268450"/></text:h>
      <text:p text:style-name="Standard"><text:span text:style-name="Citation"><text:span text:style-name="T1">Entpacken Sie 02-uebungen\u-vererbung-</text:span></text:span><text:span text:style-name="Citation"><text:span text:style-name="T3">vehikel</text:span></text:span><text:span text:style-name="Citation"><text:span text:style-name="T1">.zip</text:span></text:span></text:p>
      <text:p text:style-name="Standard"><text:span text:style-name="Citation"><text:span text:style-name="T1">Erstellen Sie ein Makefile </text:span></text:span></text:p>
      <text:p text:style-name="Standard"><text:span text:style-name="Citation"><text:span text:style-name="T1">Bringen Sie das Programm zum Laufen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>Makefile</text:span></text:span></text:p>
      <text:p text:style-name="Standard"><text:span text:style-name="Citation"><text:span text:style-name="T1"><text:tab/>g++ vehikel.o auto.o laster.o alleveh.cpp -o <text:s/>alleveh.exe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Heading_20_3" text:outline-level="3"><text:bookmark-start text:name="__RefHeading__5782_1825268450"/><text:span text:style-name="Citation"><text:span text:style-name="T1">Projekt: oop1-VererbungVirtual: Objekt erzeugen</text:span></text:span><text:bookmark-end text:name="__RefHeading__5782_1825268450"/></text:h>
      <text:p text:style-name="Standard"><text:span text:style-name="Citation"><text:span text:style-name="T1">Erzeuge in </text:span></text:span><text:span text:style-name="Citation"><text:span text:style-name="T4">ALLEVEH.CPP</text:span></text:span><text:span text:style-name="Citation"><text:span text:style-name="T1"> ein weiteres Objekt der Klasse Vehikel mit dem Namen</text:span></text:span></text:p>
      <text:p text:style-name="Standard"><text:span text:style-name="Citation"><text:span text:style-name="T4">Fahrrad</text:span></text:span><text:span text:style-name="Citation"><text:span text:style-name="T1"> und verfahre damit in etwa so wie mit dem Hochrad. </text:span></text:span></text:p>
      <text:p text:style-name="Standard"><text:span text:style-name="Citation"><text:span text:style-name="T1"/></text:span></text:p>
      <text:p text:style-name="Standard"><text:span text:style-name="Citation"><text:span text:style-name="T1">Du musst dann nur das Hauptprogramm neu kompilieren und alle vier Dateien linken. </text:span></text:span></text:p>
      <text:p text:style-name="Standard"><text:span text:style-name="Citation"><text:span text:style-name="T1">Die drei Klassen mußt Du nicht neu kompilieren.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>Dateien:</text:span></text:span></text:p>
      <text:p text:style-name="Standard"><text:span text:style-name="Citation"><text:span text:style-name="T1">#include "vehikel.h"</text:span></text:span></text:p>
      <text:p text:style-name="Standard"><text:span text:style-name="Citation"><text:span text:style-name="T1">#include "auto.h"</text:span></text:span></text:p>
      <text:p text:style-name="Standard"><text:span text:style-name="Citation"><text:span text:style-name="T1">#include "laster.h"</text:span></text:span></text:p>
      <text:p text:style-name="Standard"><text:span text:style-name="Citation"><text:span text:style-name="T1"/></text:span></text:p>
      <text:p text:style-name="Standard"><text:span text:style-name="Citation"><text:span text:style-name="T1">alleveh.cpp (=enthaelt main()) vehikel.o auto.o laster.o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>Makefile</text:span></text:span></text:p>
      <text:p text:style-name="Standard"><text:span text:style-name="Citation"><text:span text:style-name="T1"/></text:span></text:p>
      <text:p text:style-name="Standard"><text:span text:style-name="Citation"><text:span text:style-name="T1">all:</text:span></text:span></text:p>
      <text:p text:style-name="Standard"><text:span text:style-name="Citation"><text:span text:style-name="T1"><text:tab/>g++ vehikel.o auto.o laster.o </text:span></text:span><text:span text:style-name="Citation"><text:span text:style-name="T4">alleveh.cpp</text:span></text:span><text:span text:style-name="Citation"><text:span text:style-name="T1"> -o <text:s/>alleveh.exe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Heading_20_3" text:outline-level="3"><text:bookmark-start text:name="__RefHeading__5784_1825268450"/><text:span text:style-name="Citation"><text:span text:style-name="T1">Projekt: oop1-VererbungVirtual: Klasse erweitern</text:span></text:span><text:bookmark-end text:name="__RefHeading__5784_1825268450"/></text:h>
      <text:p text:style-name="Standard"><text:span text:style-name="Citation"><text:span text:style-name="T1">Erweitere die </text:span></text:span><text:span text:style-name="Citation"><text:span text:style-name="T4">Klasse Laster</text:span></text:span><text:span text:style-name="Citation"><text:span text:style-name="T1"> um eine Methode (GesamtGewicht()), die das </text:span></text:span><text:span text:style-name="Citation"><text:span text:style-name="T4">Gewicht des </text:span></text:span></text:p>
      <text:p text:style-name="Standard"><text:span text:style-name="Citation"><text:span text:style-name="T4">Lasters plus dem der Ladung zurückgibt</text:span></text:span><text:span text:style-name="Citation"><text:span text:style-name="T1"> und schreibe in ALLEVEH.CPP Code, der diesen</text:span></text:span></text:p>
      <text:p text:style-name="Standard"><text:span text:style-name="Citation"><text:span text:style-name="T1">Wert liest und am Bildschirm ausgibt. </text:span></text:span></text:p>
      <text:p text:style-name="Standard"><text:span text:style-name="Citation"><text:span text:style-name="T1"/></text:span></text:p>
      <text:p text:style-name="Standard"><text:span text:style-name="Citation"><text:span text:style-name="T1">Du mußt also folgende Dateien ändern:</text:span></text:span></text:p>
      <text:p text:style-name="Standard"><text:span text:style-name="Citation"><text:span text:style-name="T4">LASTER.H, LASTER.CPP</text:span></text:span><text:span text:style-name="Citation"><text:span text:style-name="T1"> und natürlich </text:span></text:span><text:span text:style-name="Citation"><text:span text:style-name="T4">ALLEVEH.CPP</text:span></text:span><text:span text:style-name="Citation"><text:span text:style-name="T1">.</text:span></text:span></text:p>
      <text:p text:style-name="Standard"><text:span text:style-name="Citation"><text:span text:style-name="T1"/></text:span></text:p>
      <text:p text:style-name="Standard"><text:span text:style-name="Citation"><text:span text:style-name="T1">Dateien:</text:span></text:span></text:p>
      <text:p text:style-name="Standard"><text:span text:style-name="Citation"><text:span text:style-name="T1">#include "vehikel.h"</text:span></text:span></text:p>
      <text:p text:style-name="Standard"><text:span text:style-name="Citation"><text:span text:style-name="T1">#include "auto.h"</text:span></text:span></text:p>
      <text:p text:style-name="Standard"><text:span text:style-name="Citation"><text:span text:style-name="T4">#include "laster.h"</text:span></text:span></text:p>
      <text:p text:style-name="Standard"><text:span text:style-name="Citation"><text:span text:style-name="T1"/></text:span></text:p>
      <text:p text:style-name="Standard"><text:span text:style-name="Citation"><text:span text:style-name="T1">alleveh.c (=enthaelt main()) vehikel.o auto.o laster.o</text:span></text:span></text:p>
      <text:p text:style-name="Standard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oft-page-break/><text:span text:style-name="Citation"><text:span text:style-name="T1">g++ -c laster.cpp</text:span></text:span></text:p>
      <text:p text:style-name="Standard"><text:span text:style-name="Citation"><text:span text:style-name="T1">g++ vehikel.o auto.o laster.o alleveh.cpp -o <text:s/>alleveh.exe</text:span></text:span></text:p>
      <text:p text:style-name="Standard"><text:span text:style-name="Citation"><text:span text:style-name="T1"/></text:span></text:p>
      <text:p text:style-name="Text_20_body"><text:span text:style-name="Citation"><text:span text:style-name="T1"/></text:span></text:p>
      <text:h text:style-name="Heading_20_3" text:outline-level="3"><text:bookmark-start text:name="__RefHeading__5786_1825268450"/><text:span text:style-name="Citation"><text:span text:style-name="T1">Projekt: oop1-VererbungVirtual: Fehler finden in <text:s/>vererb3.cpp</text:span></text:span><text:bookmark-end text:name="__RefHeading__5786_1825268450"/></text:h>
      <text:p text:style-name="Standard"><text:span text:style-name="Citation"><text:span text:style-name="T1">Entferne die Kommentare aus den Zeilen 57 bis 59 von VERERB3.CPP und sieh Dir an, welche Fehler der Compiler ausgibt.</text:span></text:span></text:p>
      <text:p text:style-name="Standard"><text:span text:style-name="Citation"><text:span text:style-name="T1"/></text:span></text:p>
      <text:p text:style-name="Standard"><text:span text:style-name="Citation"><text:span text:style-name="T1">Dateien:</text:span></text:span></text:p>
      <text:p text:style-name="Standard"><text:span text:style-name="Citation"><text:span text:style-name="T1">vererb3.cpp</text:span></text:span></text:p>
      <text:p text:style-name="Standard"><text:span text:style-name="Citation"><text:span text:style-name="T1"/></text:span></text:p>
      <text:p text:style-name="Standard"><text:span text:style-name="Citation"><text:span text:style-name="T4">Frage:</text:span></text:span></text:p>
      <text:p text:style-name="Standard"><text:span text:style-name="Citation"><text:span text:style-name="T4">Was ist zu aendern, um das Programm lauffaehig zu machen?<text:line-break/></text:span></text:span></text:p>
      <text:p text:style-name="Standard"><text:span text:style-name="Citation"><text:span text:style-name="T4">Antwort:</text:span></text:span></text:p>
      <text:p text:style-name="Standard"><text:span text:style-name="Citation"><text:span text:style-name="T4">???????????????????????????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Heading_20_3" text:outline-level="3"><text:bookmark-start text:name="__RefHeading__5788_1825268450"/><text:span text:style-name="Citation"><text:span text:style-name="T1">Projekt: oop1-VererbungVirtual: Konstruktoren in vererb4.cpp</text:span></text:span><text:bookmark-end text:name="__RefHeading__5788_1825268450"/></text:h>
      <text:p text:style-name="Standard"><text:span text:style-name="Citation"><text:span text:style-name="T1">Erweitere jeden der Konstruktoren in VERERB4.CPP um cout Anweisungen, damit</text:span></text:span></text:p>
      <text:p text:style-name="Standard"><text:span text:style-name="Citation"><text:span text:style-name="T1">Du die Reihenfolge der Abarbeitung verfolgen kannst.</text:span></text:span></text:p>
      <text:p text:style-name="Standard"><text:span text:style-name="Citation"><text:span text:style-name="T1"/></text:span></text:p>
      <text:p text:style-name="Text_20_body"><text:span text:style-name="Citation"><text:span text:style-name="T1">Ausgabe:</text:span></text:span></text:p>
      <text:p text:style-name="Text_20_body"><text:span text:style-name="Citation"><text:span text:style-name="T1"><text:s text:c="2"/>AUFGABE 4: Vehikel::Vehikel</text:span></text:span></text:p>
      <text:p text:style-name="Text_20_body"><text:span text:style-name="Citation"><text:span text:style-name="T1"><text:s text:c="2"/>Das Hochrad hat 7 Rad.</text:span></text:span></text:p>
      <text:p text:style-name="Text_20_body"><text:span text:style-name="Citation"><text:span text:style-name="T1"><text:s text:c="2"/>Die Radlast des Hochrades betraegt 721.429 kg auf dem einzigen Rad.</text:span></text:span></text:p>
      <text:p text:style-name="Text_20_body"><text:span text:style-name="Citation"><text:span text:style-name="T1"><text:s text:c="2"/>Das Hochrad wiegt 5050 kg.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><text:s text:c="2"/>AUFGABE 4: Vehikel::Vehikel</text:span></text:span></text:p>
      <text:p text:style-name="Text_20_body"><text:span text:style-name="Citation"><text:span text:style-name="T1"><text:s text:c="2"/>AUFGABE 4: Auto::Auto</text:span></text:span></text:p>
      <text:p text:style-name="Text_20_body"><text:span text:style-name="Citation"><text:span text:style-name="T1"><text:s text:c="2"/>Der Sedan fuehrt 4 Passagiere mit sich.</text:span></text:span></text:p>
      <text:p text:style-name="Text_20_body"><text:span text:style-name="Citation"><text:span text:style-name="T1"><text:s text:c="2"/>Der Sedan wiegt 5050 kg.</text:span></text:span></text:p>
      <text:p text:style-name="Text_20_body"><text:span text:style-name="Citation"><text:span text:style-name="T1"><text:s text:c="2"/>Die Radlast des Sedan ist 721.429 kg pro Rad.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><text:s text:c="2"/>AUFGABE 4: Vehikel::Vehikel</text:span></text:span></text:p>
      <text:p text:style-name="Text_20_body"><text:span text:style-name="Citation"><text:span text:style-name="T1"><text:s text:c="2"/>AUFGABE 4: Laster::Laster</text:span></text:span></text:p>
      <text:p text:style-name="Text_20_body"><text:span text:style-name="Citation"><text:span text:style-name="T1"><text:s text:c="2"/>Der Sattelschlepper wiegt 5050 kg.</text:span></text:span></text:p>
      <text:p text:style-name="Text_20_body"><text:span text:style-name="Citation"><text:span text:style-name="T1"><text:s text:c="2"/>Die Effizienz des Sattelschleppers ist 66.6667 Prozent.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h text:style-name="Heading_20_3" text:outline-level="3"><text:bookmark-start text:name="__RefHeading__5790_1825268450"/><text:span text:style-name="Citation"><text:span text:style-name="T1">Projekt: oop1-VererbungVirtual: virtl6.cpp</text:span></text:span><text:bookmark-end text:name="__RefHeading__5790_1825268450"/></text:h>
      <text:p text:style-name="Text_20_body"><text:span text:style-name="Citation"><text:span text:style-name="T1">Ändere VIRTL6.CPP derart, dass folgende Ausgabe möglich ist:</text:span></text:span></text:p>
      <text:p text:style-name="Text_20_body"><text:soft-page-break/><text:span text:style-name="Citation"><text:span text:style-name="T1">// Ergebnis beim Ausführen</text:span></text:span></text:p>
      <text:p text:style-name="Text_20_body"><text:span text:style-name="Citation"><text:span text:style-name="T1">//</text:span></text:span></text:p>
      <text:p text:style-name="Text_20_body"><text:span text:style-name="Citation"><text:span text:style-name="T1">// Nachricht vom Vehikel</text:span></text:span></text:p>
      <text:p text:style-name="Text_20_body"><text:span text:style-name="Citation"><text:span text:style-name="T1">// Nachricht vom Auto</text:span></text:span></text:p>
      <text:p text:style-name="Text_20_body"><text:span text:style-name="Citation"><text:span text:style-name="T1">// Nachricht vom Vehikel</text:span></text:span></text:p>
      <text:p text:style-name="Text_20_body"><text:span text:style-name="Citation"><text:span text:style-name="T1">// Nachricht vom Boot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4">Frage: was ist zu tun?</text:span></text:span></text:p>
      <text:p text:style-name="Text_20_body"><text:span text:style-name="Citation"><text:span text:style-name="T4">Antwort: </text:span></text:span></text:p>
      <text:p text:style-name="Text_20_body"><text:span text:style-name="Citation"><text:span text:style-name="T4">????????????????????????????????</text:span></text:span></text:p>
      <text:p text:style-name="Text_20_body"><text:span text:style-name="Citation"><text:span text:style-name="T4"/></text:span></text:p>
      <text:p text:style-name="Text_20_body"><text:span text:style-name="Citation"><text:span text:style-name="T1"/></text:span></text:p>
      <text:h text:style-name="Heading_20_3" text:outline-level="3"><text:bookmark-start text:name="__RefHeading__5792_1825268450"/><text:span text:style-name="Citation"><text:span text:style-name="T1">Projekt: oop1-VererbungVirtual: virtl6.cpp erweitern</text:span></text:span><text:bookmark-end text:name="__RefHeading__5792_1825268450"/></text:h>
      <text:p text:style-name="Standard"><text:span text:style-name="Citation"><text:span text:style-name="T1">Erweitere VIRTL6.CPP um eine Methode Nachricht() für die Klasse Laster und</text:span></text:span></text:p>
      <text:p text:style-name="Standard"><text:span text:style-name="Citation"><text:span text:style-name="T1">beachte, dass nun diese Methode anstatt der der Oberklasse verwendet wird.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Text_20_body"><text:span text:style-name="Citation"><text:span text:style-name="T1"/></text:span></text:p>
      <text:h text:style-name="Heading_20_3" text:outline-level="3"><text:bookmark-start text:name="__RefHeading__5794_1825268450"/><text:span text:style-name="Citation"><text:span text:style-name="T1">Projekt: oop1-VererbungVirtual: vererbung_virtuelle_funktionen.doc</text:span></text:span><text:bookmark-end text:name="__RefHeading__5794_1825268450"/></text:h>
      <text:p text:style-name="Standard"><text:span text:style-name="Citation"><text:span text:style-name="T1">Studiere vererbung_und_virtuelle_funktionen.doc und </text:span></text:span></text:p>
      <text:p text:style-name="Standard"><text:span text:style-name="Citation"><text:span text:style-name="T1"/></text:span></text:p>
      <text:p text:style-name="Standard"><text:span text:style-name="Citation"><text:span text:style-name="T1">Erweitere die Dateien AUFSHR.H und AUFSHR.CPP um eine Klasse mit dem</text:span></text:span></text:p>
      <text:p text:style-name="Standard"><text:span text:style-name="Citation"><text:span text:style-name="T1">Namen </text:span></text:span><text:span text:style-name="Citation"><text:span text:style-name="T4">Beraterin</text:span></text:span><text:span text:style-name="Citation"><text:span text:style-name="T1">, dann die Datei ANGEST2.CPP um Code, der die neue Klasse</text:span></text:span></text:p>
      <text:p text:style-name="Standard"><text:span text:style-name="Citation"><text:span text:style-name="T1">verwendet. </text:span></text:span></text:p>
      <text:p text:style-name="Standard"><text:span text:style-name="Citation"><text:span text:style-name="T1"/></text:span></text:p>
      <text:p text:style-name="Standard"><text:span text:style-name="Citation"><text:span text:style-name="T1">Du mußt die verbundene Liste nicht neu kompilieren, um die neue Klasse zu verwenden.</text:span></text:span></text:p>
      <text:p text:style-name="Standard"><text:span text:style-name="Citation"><text:span text:style-name="T1"/></text:span></text:p>
      <text:p text:style-name="Standard"><text:span text:style-name="Citation"><text:span text:style-name="T1">Dateien:</text:span></text:span></text:p>
      <text:p text:style-name="Standard"><text:span text:style-name="Citation"><text:span text:style-name="T1">aufshr.h, aufshr.cpp</text:span></text:span></text:p>
      <text:p text:style-name="Standard"><text:span text:style-name="Citation"><text:span text:style-name="T1">person.h, person.cpp</text:span></text:span></text:p>
      <text:p text:style-name="Standard"><text:span text:style-name="Citation"><text:span text:style-name="T1">elemlist.h, elemlist.cpp</text:span></text:span></text:p>
      <text:p text:style-name="Standard"><text:span text:style-name="Citation"><text:span text:style-name="T1"/></text:span></text:p>
      <text:p text:style-name="Standard"><text:span text:style-name="Citation"><text:span text:style-name="T1">angest2.cpp (=main)</text:span></text:span></text:p>
      <text:p text:style-name="Standard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h text:style-name="Heading_20_3" text:outline-level="3"><text:bookmark-start text:name="__RefHeading__5796_1825268450"/><text:span text:style-name="Citation"><text:span text:style-name="T1">Projekt: oop1-VererbungVirtual: STL und virt. Funktionen</text:span></text:span><text:bookmark-end text:name="__RefHeading__5796_1825268450"/></text:h>
      <text:p text:style-name="Standard"><text:span text:style-name="Citation"><text:span text:style-name="T1">Erstelle die Datei: aufgabe8.cpp</text:span></text:span></text:p>
      <text:p text:style-name="Standard"><text:span text:style-name="Citation"><text:span text:style-name="T1">....</text:span></text:span></text:p>
      <text:p text:style-name="Standard"><text:span text:style-name="Citation"><text:span text:style-name="T1">int main(){</text:span></text:span></text:p>
      <text:p text:style-name="Standard"><text:span text:style-name="Citation"><text:span text:style-name="T1">//verwende die klasse vector und lege davon das objekt einFuhrpark an.</text:span></text:span></text:p>
      <text:p text:style-name="Standard"><text:span text:style-name="Citation"><text:span text:style-name="T1">vector&lt;Vehikel*&gt; einFuhrpark;</text:span></text:span></text:p>
      <text:p text:style-name="Standard"><text:span text:style-name="Citation"><text:span text:style-name="T1">...</text:span></text:span></text:p>
      <text:p text:style-name="Standard"><text:span text:style-name="Citation"><text:span text:style-name="T1"/></text:span></text:p>
      <text:p text:style-name="Standard"><text:span text:style-name="Citation"><text:span text:style-name="T1">Der Fuhrpark bestehe aus 3 Autos, 1 Laster.</text:span></text:span></text:p>
      <text:p text:style-name="Standard"><text:span text:style-name="Citation"><text:span text:style-name="T1"/></text:span></text:p>
      <text:p text:style-name="Standard"><text:soft-page-break/><text:span text:style-name="Citation"><text:span text:style-name="T1">Erstelle die Methode GesamtGewicht() bei:</text:span></text:span></text:p>
      <text:p text:style-name="Standard"><text:span text:style-name="Citation"><text:span text:style-name="T1">*das Gesamtgewicht der Autos: Gewicht des Autos + anzahl_der_passagiere*70 kg. </text:span></text:span></text:p>
      <text:p text:style-name="Standard"><text:span text:style-name="Citation"><text:span text:style-name="T1">*das Gesamtgewicht des Lasters: Gewicht + Ladung</text:span></text:span></text:p>
      <text:p text:style-name="Standard"><text:span text:style-name="Citation"><text:span text:style-name="T1">*das Gesamtgewicht des Vehikels: virtual</text:span></text:span></text:p>
      <text:p text:style-name="Standard"><text:span text:style-name="Citation"><text:span text:style-name="T1">*Die Klasse Vehikel soll eine abstrakte Klasse werden</text:span></text:span></text:p>
      <text:p text:style-name="Standard"><text:span text:style-name="Citation"><text:span text:style-name="T1"/></text:span></text:p>
      <text:p text:style-name="Standard"><text:span text:style-name="Citation"><text:span text:style-name="T1">anm.: sofern nicht vorhanden,erstelle bzw. erweitere/veraendere die entsprechenden Klassen</text:span></text:span></text:p>
      <text:p text:style-name="Standard"><text:span text:style-name="Citation"><text:span text:style-name="T1"><text:s text:c="6"/>Konstruktoren, ....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>schreibe eine C-Funktion namens float zaehle_gesamtgewicht(const vector&lt;Vehikel*&gt;&amp; Fuhrpark), </text:span></text:span></text:p>
      <text:p text:style-name="Standard"><text:span text:style-name="Citation"><text:span text:style-name="T1">die das Gesamtgewicht aller Fahrzeuge ermittlet.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>Dateien:</text:span></text:span></text:p>
      <text:p text:style-name="Standard"><text:span text:style-name="Citation"><text:span text:style-name="T1">aufgabe8.cpp</text:span></text:span></text:p>
      <text:p text:style-name="Standard"><text:span text:style-name="Citation"><text:span text:style-name="T1">vehikel.h, vehikel.cpp</text:span></text:span></text:p>
      <text:p text:style-name="Standard"><text:span text:style-name="Citation"><text:span text:style-name="T1">auto.h, auto.cpp</text:span></text:span></text:p>
      <text:p text:style-name="Standard"><text:span text:style-name="Citation"><text:span text:style-name="T1">laster.h, laster.cpp</text:span></text:span></text:p>
      <text:p text:style-name="Standard"><text:span text:style-name="Citation"><text:span text:style-name="T1"/></text:span></text:p>
      <text:p text:style-name="Standard"><text:span text:style-name="Citation"><text:span text:style-name="T1">Frage:</text:span></text:span></text:p>
      <text:p text:style-name="Standard"><text:span text:style-name="Citation"><text:span text:style-name="T1">Wie lautet der Prototyp der Methode Gesamtgewicht() in der Basisklasse Vehikel aus?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h text:style-name="Heading_20_2" text:outline-level="2"><text:bookmark-start text:name="__RefHeading__5798_1825268450"/><text:span text:style-name="Citation"><text:span text:style-name="T1">Weitere Aufgaben</text:span></text:span><text:bookmark-end text:name="__RefHeading__5798_1825268450"/></text:h>
      <text:p text:style-name="Text_20_body"/>
      <text:h text:style-name="Heading_20_3" text:outline-level="3"><text:bookmark-start text:name="__RefHeading__5800_1825268450"/>+Aufgabe: Projekt: Pacman Klasse: Labyrinth<text:bookmark-end text:name="__RefHeading__5800_1825268450"/></text:h>
      <text:p text:style-name="aufgabe">Wir wollen das für das Spiel Pacman einen Prototyp für die Klasse Labyrinth erstellen.</text:p>
      <text:p text:style-name="aufgabe">Folg. gilt:</text:p>
      <text:list xml:id="list205004537524379" text:continue-list="list205003310487723" text:style-name="List_20_3">
        <text:list-item text:start-value="1">
          <text:p text:style-name="P4">das Labyrinth muss man anlegen können</text:p>
        </text:list-item>
        <text:list-item>
          <text:p text:style-name="P4">es muss gezeichnet werden können</text:p>
        </text:list-item>
        <text:list-item>
          <text:p text:style-name="P4">es muss Auskunft geben, ob ein Feld frei ist</text:p>
        </text:list-item>
        <text:list-item>
          <text:p text:style-name="P4">es muss Auskunft geben, ob ein Punkt oder ein dicker Punkt auf dem Feld ist</text:p>
        </text:list-item>
        <text:list-item>
          <text:p text:style-name="P4">es muss Auskunft geben, ob noch Punkte vorhanden sind</text:p>
        </text:list-item>
        <text:list-item>
          <text:p text:style-name="P4">es muss seine Grösse angeben</text:p>
        </text:list-item>
        <text:list-item>
          <text:p text:style-name="P4">es muss das Löschen eines Punktes ermöglichen</text:p>
        </text:list-item>
        <text:list-item>
          <text:p text:style-name="P4">es muss ein einzelnes Feld zeichnen können</text:p>
        </text:list-item>
      </text:list>
      <text:p text:style-name="aufgabe"/>
      <text:p text:style-name="aufgabe">Für das Anzeigen genüge zunächst folg. Legende:</text:p>
      <text:list xml:id="list205004833043067" text:continue-list="list205004537524379" text:style-name="List_20_3">
        <text:list-item text:start-value="1">
          <text:p text:style-name="P4">Punkt wird durch . dargestellt</text:p>
        </text:list-item>
        <text:list-item>
          <text:p text:style-name="P4">dicker Punkt wird durch o Dargestellt</text:p>
        </text:list-item>
        <text:list-item>
          <text:p text:style-name="P4">Mauer wird durch X dargestellt</text:p>
        </text:list-item>
      </text:list>
      <text:p text:style-name="aufgabe"/>
      <text:p text:style-name="aufgabe"/>
      <text:p text:style-name="aufgabe">Member: </text:p>
      <text:list xml:id="list205003169217300" text:continue-list="list205004833043067" text:style-name="List_20_3">
        <text:list-item text:start-value="1">
          <text:p text:style-name="P4">m_xGroesse, m_yGroesse</text:p>
        </text:list-item>
        <text:list-item>
          <text:p text:style-name="P4">m_plan</text:p>
        </text:list-item>
        <text:list-item>
          <text:p text:style-name="P4"><text:soft-page-break/>m_punkteZahl</text:p>
          <text:p text:style-name="P4"/>
        </text:list-item>
      </text:list>
      <text:p text:style-name="aufgabe"/>
      <text:p text:style-name="aufgabe">Methoden: (Parameter,Rückgaben selbst überlegen)</text:p>
      <text:list xml:id="list205003666574976" text:continue-list="list205003169217300" text:style-name="List_20_3">
        <text:list-item text:start-value="1">
          <text:p text:style-name="P4">Konstruktor/Destruktor</text:p>
        </text:list-item>
        <text:list-item>
          <text:p text:style-name="P4">zeigeFeld(x,y)</text:p>
        </text:list-item>
        <text:list-item>
          <text:p text:style-name="P4">zeigeLabyrinth()</text:p>
        </text:list-item>
        <text:list-item>
          <text:p text:style-name="P4">isWegFrei(x,y)</text:p>
        </text:list-item>
        <text:list-item>
          <text:p text:style-name="P4">isPunkt(x,y)</text:p>
        </text:list-item>
        <text:list-item>
          <text:p text:style-name="P4">isDickerPunkt(x,y)</text:p>
        </text:list-item>
        <text:list-item>
          <text:p text:style-name="P4">loeschePunkt(x,y)</text:p>
        </text:list-item>
        <text:list-item>
          <text:p text:style-name="P4">getPunkteAnzahl()</text:p>
          <text:p text:style-name="P4"/>
        </text:list-item>
      </text:list>
      <text:p text:style-name="aufgabe">Erstellen Sie dazu ein kleines Testprogramm.</text:p>
      <text:p text:style-name="aufgabe">Das Labyrinth könnte folg. Aussehen haben:</text:p>
      <text:p text:style-name="aufgabe"/>
      <text:p text:style-name="aufgabe"/>
      <text:p text:style-name="Standard"/>
      <text:p text:style-name="Standard"/>
      <text:h text:style-name="Heading_20_3" text:outline-level="3"><text:bookmark-start text:name="__RefHeading__5802_1825268450"/>+Aufgabe: Projekt: Musik Klasse: Note<text:bookmark-end text:name="__RefHeading__5802_1825268450"/></text:h>
      <text:p text:style-name="code">Erstelle die Klasse Note und ein dazugehöriges Testprogramm:</text:p>
      <text:p text:style-name="code"/>
      <text:p text:style-name="code">Methode:</text:p>
      <text:p text:style-name="code">play(string note,int dauer)</text:p>
      <text:p text:style-name="code"/>
      <text:p text:style-name="Standard"/>
      <text:p text:style-name="Standard">Hinweis: Tonausgabe </text:p>
      <text:p text:style-name="Standard">Beep for Linux and Windows</text:p>
      <text:p text:style-name="Standard"/>
      <text:p text:style-name="Standard">For servers it is sometimes useful to produce a beep. You can do this in Linux with the echo command:</text:p>
      <text:p text:style-name="Standard"/>
      <text:p text:style-name="Standard">echo -e "\007" &gt;/dev/tty10</text:p>
      <text:p text:style-name="Standard"/>
      <text:p text:style-name="Standard">And on Windows (type Ctrl-G for the ^G):</text:p>
      <text:p text:style-name="Standard"/>
      <text:p text:style-name="Standard">echo "^G"</text:p>
      <text:p text:style-name="Standard"/>
      <text:p text:style-name="Standard">But if you want to change the frequency and duration you need a small program.</text:p>
      <text:p text:style-name="Standard"/>
      <text:p text:style-name="Standard"/>
      <text:p text:style-name="Standard">For Linux</text:p>
      <text:p text:style-name="Standard"/>
      <text:p text:style-name="Standard">Note: you need write access to /dev/tty10 or you have to run this program as root. This could be a security hole. Search on Google, if you want a Linux-module with user access for the beep-function.</text:p>
      <text:p text:style-name="Standard"/>
      <text:p text:style-name="Standard">#include &lt;stdlib.h&gt;</text:p>
      <text:p text:style-name="Standard">#include &lt;fcntl.h&gt;</text:p>
      <text:p text:style-name="Standard">#include &lt;linux/kd.h&gt;</text:p>
      <text:p text:style-name="Standard"/>
      <text:p text:style-name="Standard">int main(int argc, char *argv[])</text:p>
      <text:p text:style-name="Standard">{</text:p>
      <text:p text:style-name="Standard"><text:s text:c="4"/>int fd = open("/dev/tty10", O_RDONLY);</text:p>
      <text:p text:style-name="Standard"><text:s text:c="4"/>if (fd == -1 || argc != 3) return -1;</text:p>
      <text:p text:style-name="Standard"><text:soft-page-break/><text:s text:c="4"/>return ioctl(fd, KDMKTONE, (atoi(argv[2])&lt;&lt;16)+(1193180/atoi(argv[1])));</text:p>
      <text:p text:style-name="Standard">}</text:p>
      <text:p text:style-name="Standard"/>
      <text:p text:style-name="Standard">Copy this to a file beep.c and compile it like this:</text:p>
      <text:p text:style-name="Standard"/>
      <text:p text:style-name="Standard">cc beep.c -o beep</text:p>
      <text:p text:style-name="Standard">strip beep</text:p>
      <text:p text:style-name="Standard"/>
      <text:p text:style-name="Standard">Precompiled on RedHat 7.2 (you can rename it from beep.bin to beep after downloading)</text:p>
      <text:p text:style-name="Standard">For Windows</text:p>
      <text:p text:style-name="Standard"/>
      <text:p text:style-name="Standard">#define WIN32_LEAN_AND_MEAN</text:p>
      <text:p text:style-name="Standard">#include &lt;windows.h&gt;</text:p>
      <text:p text:style-name="Standard">#include &lt;stdlib.h&gt;</text:p>
      <text:p text:style-name="Standard">#include &lt;tchar.h&gt;</text:p>
      <text:p text:style-name="Standard"/>
      <text:p text:style-name="Standard">int APIENTRY _tWinMain(HINSTANCE hInstance,</text:p>
      <text:p text:style-name="Standard"><text:s text:c="4"/>HINSTANCE hPrevInstance,</text:p>
      <text:p text:style-name="Standard"><text:s text:c="4"/>LPTSTR lpCmdLine,</text:p>
      <text:p text:style-name="Standard"><text:s text:c="4"/>int nCmdShow)</text:p>
      <text:p text:style-name="Standard">{</text:p>
      <text:p text:style-name="Standard"><text:s text:c="4"/>char* ms = strchr(lpCmdLine, ' ');</text:p>
      <text:p text:style-name="Standard"><text:s text:c="4"/>if (!ms) return 1;</text:p>
      <text:p text:style-name="Standard"><text:s text:c="4"/>ms++;</text:p>
      <text:p text:style-name="Standard"><text:s text:c="4"/>if (!strlen(ms)) return 1;</text:p>
      <text:p text:style-name="Standard"><text:s text:c="4"/>Beep(atoi(lpCmdLine), atoi(ms));</text:p>
      <text:p text:style-name="Standard"><text:s text:c="4"/>return 0;</text:p>
      <text:p text:style-name="Standard">}</text:p>
      <text:p text:style-name="Standard"/>
      <text:p text:style-name="Standard">For compiling with Visual Studio .NET copy this to a file beep.c, create an empty Win32 console project and add the beep.c-file to it.</text:p>
      <text:p text:style-name="Standard"/>
      <text:p text:style-name="Standard">Precompiled for Windows</text:p>
      <text:p text:style-name="Standard">Calling from Java</text:p>
      <text:p text:style-name="Standard"/>
      <text:p text:style-name="Standard">public class Beeper {</text:p>
      <text:p text:style-name="Standard"><text:s text:c="4"/>public static void main(String args[]) {</text:p>
      <text:p text:style-name="Standard"><text:s text:c="8"/>try {</text:p>
      <text:p text:style-name="Standard"><text:s text:c="12"/>Runtime.getRuntime().exec("beep.exe 440 1000");</text:p>
      <text:p text:style-name="Standard"><text:s text:c="8"/>} catch (Exception e) {}</text:p>
      <text:p text:style-name="Standard"><text:s text:c="4"/>}</text:p>
      <text:p text:style-name="Standard">}</text:p>
      <text:p text:style-name="Standard"/>
      <text:p text:style-name="Standard">18. July 2002, Frank Buß</text:p>
      <text:p text:style-name="Standard"/>
      <text:p text:style-name="Standard"/>
      <text:p text:style-name="Standard"><text:span text:style-name="Citation"><text:span text:style-name="T1"/></text:span></text:p>
      <text:p text:style-name="Text_20_body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Teletyp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u-oop1-klassse-vererbung</text:file-name><text:tab/>Arbeitsunterlage</text:p>
      </style:header>
      <style:footer>
        <text:p text:style-name="Footer">Informatik<text:tab/><text:tab/><text:page-number text:select-page="current">4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MacOSX_x86 LibreOffice_project/70feb7d99726f064edab4605a8ab840c50ec57a</meta:generator>
    <meta:creation-date>2010-09-14T20:28:54</meta:creation-date>
    <meta:editing-cycles>24</meta:editing-cycles>
    <meta:editing-duration>PT13H5M5S</meta:editing-duration>
    <meta:initial-creator>Anton Hofmann</meta:initial-creator>
    <dc:date>2013-12-10T20:50:02.929200000</dc:date>
    <dc:creator>Anton Hofmann</dc:creator>
    <meta:document-statistic meta:table-count="0" meta:image-count="0" meta:object-count="0" meta:page-count="9" meta:paragraph-count="302" meta:word-count="1450" meta:character-count="10996" meta:non-whitespace-character-count="9673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meineVorlagen/arbeitsunterlage.ott" meta:date="2011-10-31T08:48:41"/>
  </office:meta>
</office:document-meta>
</file>